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000000" style:text-outline="false" style:text-line-through-styl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table:number-columns-repeated="5"/>
          <table:table-cell table:style-name="ce1" office:value-type="string">
            <text:p>Debit</text:p>
          </table:table-cell>
          <table:table-cell table:style-name="ce7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comp_1_line(data['form'])%22">python://for each="a in comp_1_line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/>
          <table:table-cell table:style-name="ce5" office:value-type="string">
            <text:p><text:a xlink:href="python://get_comp_debit(a['debit'], a['level'])">python://get_comp_debit(a['debit'], a['level'])</text:a></text:p>
          </table:table-cell>
          <table:table-cell table:style-name="ce5" office:value-type="string">
            <text:p><text:a xlink:href="python://get_comp_credit(a['credit'], a['level'])">python://get_comp_credit(a['credit'], a['level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4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6" office:value-type="string">
            <text:p><text:a xlink:href="python://get_comp_debit(a['debit'], a['level'])">python://get_comp_debit(a['debit'], a['level'])</text:a></text:p>
          </table:table-cell>
          <table:table-cell table:style-name="ce6" office:value-type="string">
            <text:p><text:a xlink:href="python://get_comp_credit(a['credit'], a['level'])">python://get_comp_credit(a['credit'], a['level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4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5" table:number-columns-repeated="2"/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5" office:value-type="string">
            <text:p>Total:</text:p>
          </table:table-cell>
          <table:table-cell table:style-name="ce5" office:value-type="string">
            <text:p><text:a xlink:href="python://get_total_comp_debit()">python://get_total_comp_debit()</text:a></text:p>
          </table:table-cell>
          <table:table-cell table:style-name="ce5" office:value-type="string">
            <text:p><text:a xlink:href="python://get_total_comp_credit()">python://get_total_comp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27/11/2013</text:date>, <text:time>17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6:17:11</meta:creation-date>
    <meta:generator>LibreOffice/3.4$Linux LibreOffice_project/340m1$Build-502</meta:generator>
    <dc:date>2013-11-27T17:12:58</dc:date>
    <dc:creator>serpent02 </dc:creator>
    <meta:editing-duration>PT1H45M46S</meta:editing-duration>
    <meta:editing-cycles>16</meta:editing-cycles>
    <meta:document-statistic meta:table-count="3" meta:cell-count="25" meta:object-count="0"/>
  </office:meta>
</office:document-meta>
</file>